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ePlanDTO.setAvailGuarantees( List &lt; AvailGuaranteeDTO &gt; availGuarante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Pay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NeedGuarantee( boolean needGuaran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FreeMeal( FreeMealDTO freeMe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isNeedGuarant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Ta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FreeM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Cancel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ServiceChar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PaymentType( PaymentType pay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CancelPolicy( CancelPolicyDTO cancel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ServiceCharges( List &lt; ChargeItemDTO &gt; serviceChar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setTaxes( List &lt; ChargeItemDTO &gt; ta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PlanDTO.getAvailGuarante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